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rhad Ramezanghorbani 20131758 HW-5</text:p>
      <text:p text:style-name="Standard"/>
      <text:p text:style-name="Standard">import copy</text:p>
      <text:p text:style-name="Standard">class Polynomial:</text:p>
      <text:p text:style-name="Standard"><text:s text:c="4"/></text:p>
      <text:p text:style-name="Standard"><text:tab/>def __init__(self, dictpoly={}):</text:p>
      <text:p text:style-name="Standard"><text:tab/><text:tab/>"""initializing dictionary of polynomial"""</text:p>
      <text:p text:style-name="Standard"><text:tab/><text:tab/>self.dictpoly = dictpoly</text:p>
      <text:p text:style-name="Standard"><text:s text:c="4"/></text:p>
      <text:p text:style-name="Standard"><text:tab/>def printpoly(self, expo):</text:p>
      <text:p text:style-name="Standard"><text:tab/><text:tab/>"""print coefficient of each needed exponent"""</text:p>
      <text:p text:style-name="Standard"><text:tab/><text:tab/>if self.dictpoly.has_key(expo) == 1:</text:p>
      <text:p text:style-name="Standard"><text:tab/><text:tab/><text:tab/>polyprint = self.dictpoly[expo]</text:p>
      <text:p text:style-name="Standard"><text:tab/><text:tab/>else:</text:p>
      <text:p text:style-name="Standard"><text:tab/><text:tab/><text:tab/>polyprint = 0</text:p>
      <text:p text:style-name="Standard"><text:tab/><text:tab/>return polyprint</text:p>
      <text:p text:style-name="Standard"></text:p>
      <text:p text:style-name="Standard"><text:tab/>def __str__(self):</text:p>
      <text:p text:style-name="Standard"><text:tab/><text:tab/>"""defining method str for representin poly as str"""</text:p>
      <text:p text:style-name="Standard"><text:tab/><text:tab/>self.str = "" <text:s text:c="2"/></text:p>
      <text:p text:style-name="Standard"><text:s text:c="8"/><text:tab/>for key,value in self.dictpoly.items():</text:p>
      <text:p text:style-name="Standard"><text:s text:c="12"/><text:tab/><text:tab/>if value==0:</text:p>
      <text:p text:style-name="Standard"><text:s text:c="16"/><text:tab/><text:tab/>self.str += ""</text:p>
      <text:p text:style-name="Standard"><text:s text:c="12"/><text:tab/><text:tab/>elif value&gt;0:</text:p>
      <text:p text:style-name="Standard"><text:s text:c="16"/><text:tab/><text:tab/>sign = "+"</text:p>
      <text:p text:style-name="Standard"><text:s text:c="16"/><text:tab/><text:tab/>self.str += sign</text:p>
      <text:p text:style-name="Standard"><text:s text:c="16"/><text:tab/><text:tab/>self.str += str(value) +"X**"+ str(key)</text:p>
      <text:p text:style-name="Standard"><text:s text:c="12"/><text:tab/><text:tab/>elif value&lt;0:</text:p>
      <text:p text:style-name="Standard"><text:s text:c="16"/><text:tab/><text:tab/>self.str += str(value) +"X**"+ str(key)</text:p>
      <text:p text:style-name="Standard"><text:tab/><text:tab/>return self.str</text:p>
      <text:p text:style-name="Standard"><text:s text:c="8"/></text:p>
      <text:p text:style-name="Standard"><text:s text:c="4"/><text:tab/>def __len__(self):</text:p>
      <text:p text:style-name="Standard"><text:tab/><text:tab/>"""modifying the length function""" <text:tab/><text:tab/><text:tab/>#it will give us the highest value </text:p>
      <text:p text:style-name="Standard"><text:tab/><text:tab/>return max(self.dictpoly.keys())<text:tab/><text:tab/><text:tab/>#of exponent in a polynomial</text:p>
      <text:p text:style-name="Standard"><text:s text:c="4"/><text:tab/></text:p>
      <text:p text:style-name="Standard"><text:tab/>def __add__(self,other):</text:p>
      <text:p text:style-name="Standard"><text:tab/><text:tab/>"""modifying add operator"""<text:tab/><text:tab/><text:tab/>#it will give us the result of </text:p>
      <text:p text:style-name="Standard"><text:tab/> <text:s text:c="7"/>copydictpoly = copy.deepcopy(self.dictpoly)<text:tab/><text:tab/>#adding two polynomials</text:p>
      <text:p text:style-name="Standard"><text:tab/> <text:s text:c="7"/>for key in other.dictpoly.keys():</text:p>
      <text:p text:style-name="Standard"><text:tab/> <text:s text:c="11"/><text:tab/>if key in self.dictpoly:</text:p>
      <text:p text:style-name="Standard"><text:s text:c="16"/><text:tab/><text:tab/>copydictpoly[key] += other.dictpoly[key]</text:p>
      <text:p text:style-name="Standard"><text:s text:c="12"/><text:tab/><text:tab/>else:</text:p>
      <text:p text:style-name="Standard"><text:s text:c="16"/><text:tab/><text:tab/>copydictpoly[key] = other.dictpoly[key]</text:p>
      <text:p text:style-name="Standard"><text:s text:c="8"/><text:tab/>return Polynomial(copydictpoly)</text:p>
      <text:p text:style-name="Standard"><text:s text:c="4"/></text:p>
      <text:p text:style-name="Standard"><text:s text:c="4"/><text:tab/>def __sub__(self,other):</text:p>
      <text:p text:style-name="Standard"><text:tab/><text:tab/>"""modifying subtraction operator"""<text:tab/><text:tab/>#it will give us the result of</text:p>
      <text:p text:style-name="Standard"><text:s text:c="8"/><text:tab/>copydictpoly = copy.deepcopy(self.dictpoly)<text:tab/><text:tab/>#subtraction of two polynomials</text:p>
      <text:p text:style-name="Standard"><text:s text:c="8"/><text:tab/>for key in other.dictpoly.keys():</text:p>
      <text:p text:style-name="Standard"><text:s text:c="8"/><text:tab/> <text:s text:c="3"/><text:tab/>if key in self.dictpoly:</text:p>
      <text:p text:style-name="Standard"><text:s text:c="16"/><text:tab/><text:tab/>copydictpoly[key] -= other.dictpoly[key]</text:p>
      <text:p text:style-name="Standard"><text:s text:c="12"/><text:tab/><text:tab/>else:</text:p>
      <text:p text:style-name="Standard"><text:s text:c="16"/><text:tab/><text:tab/>copydictpoly[key] = -other.dictpoly[key]</text:p>
      <text:p text:style-name="Standard"><text:s text:c="8"/><text:tab/>return Polynomial(copydictpoly) <text:s text:c="9"/></text:p>
      <text:p text:style-name="Standard"><text:soft-page-break/>### Importing polynomials by user ################ <text:s/></text:p>
      <text:p text:style-name="Standard"></text:p>
      <text:p text:style-name="Standard">dict1 = {}</text:p>
      <text:p text:style-name="Standard">decision1 = str('y')</text:p>
      <text:p text:style-name="Standard"></text:p>
      <text:p text:style-name="Standard">print "enter polynomial1 terms"</text:p>
      <text:p text:style-name="Standard">while(decision1 == 'y'):</text:p>
      <text:p text:style-name="Standard"><text:s text:c="4"/><text:tab/>expo1 = int(raw_input("enter exponent value \n"))</text:p>
      <text:p text:style-name="Standard"><text:s text:c="4"/><text:tab/>coef1 = int(raw_input("enter coeff value \n"))</text:p>
      <text:p text:style-name="Standard"><text:s text:c="4"/><text:tab/>dict1[expo1]=coef1</text:p>
      <text:p text:style-name="Standard"><text:s text:c="4"/><text:tab/>decision1 = raw_input("y to enter another term, n to polynomial2\n")</text:p>
      <text:p text:style-name="Standard"></text:p>
      <text:p text:style-name="Standard">dict2 = {}</text:p>
      <text:p text:style-name="Standard">decision2 = str('y')</text:p>
      <text:p text:style-name="Standard"></text:p>
      <text:p text:style-name="Standard">print "enter polynomial2 terms"</text:p>
      <text:p text:style-name="Standard">while(decision2 == 'y'):</text:p>
      <text:p text:style-name="Standard"><text:s text:c="4"/><text:tab/>expo2 = int(raw_input("enter exponent value \n"))</text:p>
      <text:p text:style-name="Standard"><text:s text:c="4"/><text:tab/>coef2 = int(raw_input("enter coeff value \n"))</text:p>
      <text:p text:style-name="Standard"><text:s text:c="4"/><text:tab/>dict2[expo2]=coef2</text:p>
      <text:p text:style-name="Standard"><text:s text:c="4"/><text:tab/>decision2 = raw_input("y to enter another term, press n to exit\n")</text:p>
      <text:p text:style-name="Standard"></text:p>
      <text:p text:style-name="Standard">pol1 = Polynomial(dict1)</text:p>
      <text:p text:style-name="Standard">pol2 = Polynomial(dict2)</text:p>
      <text:p text:style-name="Standard"></text:p>
      <text:p text:style-name="Standard">##################################################</text:p>
      <text:p text:style-name="Standard"></text:p>
      <text:p text:style-name="Standard">print "polynomial1 =\t", pol1</text:p>
      <text:p text:style-name="Standard">print "highest exponent of polynomial: ", len(pol1)</text:p>
      <text:p text:style-name="Standard"></text:p>
      <text:p text:style-name="Standard">print "polynoimal2 =\t", pol2</text:p>
      <text:p text:style-name="Standard">print "highest exponent of polynomial: ", len(pol2)</text:p>
      <text:p text:style-name="Standard"></text:p>
      <text:p text:style-name="Standard">print "polynomial1 + polynomial2 =\t", pol1+pol2</text:p>
      <text:p text:style-name="Standard">print "polynomial1 - polynomial2 =\t", pol1-pol2</text:p>
      <text:p text:style-name="Standard"></text:p>
      <text:p text:style-name="Standard">##################################################</text:p>
      <text:p text:style-name="Standard">Sample Results:</text:p>
      <text:p text:style-name="Standard"/>
      <text:p text:style-name="Standard">polynomial1 =<text:tab/><text:tab/><text:tab/><text:tab/>+2X**0+2X**1+2X**2+4X**3</text:p>
      <text:p text:style-name="Standard">highest exponent of polynomial: <text:s/>3</text:p>
      <text:p text:style-name="Standard">polynoimal2 =<text:tab/><text:tab/><text:tab/><text:tab/>+4X**1-3X**2+3X**4</text:p>
      <text:p text:style-name="Standard">highest exponent of polynomial: <text:s/>4</text:p>
      <text:p text:style-name="Standard">polynomial1 + polynomial2 =<text:tab/>+2X**0+6X**1-1X**2+4X**3+3X**4</text:p>
      <text:p text:style-name="Standard">polynomial1 - polynomial2 =<text:tab/><text:tab/>+2X**0-2X**1+5X**2+4X**3-3X**4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472in" fo:margin-bottom="0.2319in" fo:margin-left="0.2992in" fo:margin-right="0.218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rhad </meta:initial-creator>
    <meta:creation-date>2013-11-28T01:47:46</meta:creation-date>
    <dc:date>2013-11-28T01:59:09</dc:date>
    <dc:creator>Farhad </dc:creator>
    <meta:editing-duration>P0D</meta:editing-duration>
    <meta:editing-cycles>1</meta:editing-cycles>
    <meta:document-statistic meta:table-count="0" meta:image-count="0" meta:object-count="0" meta:page-count="2" meta:paragraph-count="97" meta:word-count="324" meta:character-count="3258" meta:non-whitespace-character-count="2450"/>
    <meta:generator>LibreOffice/3.5$Linux_X86_64 LibreOffice_project/350m1$Build-2</meta:generator>
  </office:meta>
</office:document-meta>
</file>